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b9282" officeooo:paragraph-rsid="000b9282"/>
    </style:style>
    <style:style style:name="P2" style:family="paragraph" style:parent-style-name="Heading_20_1">
      <style:text-properties officeooo:rsid="000b9282" officeooo:paragraph-rsid="000b9282"/>
    </style:style>
    <style:style style:name="P3" style:family="paragraph" style:parent-style-name="Text_20_body">
      <style:text-properties officeooo:rsid="000b9282" officeooo:paragraph-rsid="000b9282"/>
    </style:style>
    <style:style style:name="P4" style:family="paragraph" style:parent-style-name="Text_20_body">
      <style:text-properties officeooo:paragraph-rsid="000b9282"/>
    </style:style>
    <style:style style:name="P5" style:family="paragraph" style:parent-style-name="Text_20_body">
      <style:text-properties officeooo:rsid="000d1e17" officeooo:paragraph-rsid="000d1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st</text:h>
      <text:p text:style-name="P4"/>
      <text:p text:style-name="P5">Bonsoir</text:p>
      <text:p text:style-name="P1">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0:34:10.143406107</meta:creation-date>
    <dc:date>2021-02-19T21:29:11.173589548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15" meta:non-whitespace-character-count="15"/>
  </office:meta>
</office:document-meta>
</file>